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8"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9"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Titre_20_1">
      <style:text-properties fo:language="en" fo:country="US"/>
    </style:style>
    <style:style style:name="P61" style:family="paragraph" style:parent-style-name="Spec_20_-_20_Titre_20_1">
      <style:paragraph-properties fo:break-before="page"/>
      <style:text-properties fo:language="en" fo:country="US"/>
    </style:style>
    <style:style style:name="P62" style:family="paragraph" style:parent-style-name="Spec_20_-_20_Titre_20_2">
      <style:text-properties fo:language="en" fo:country="US"/>
    </style:style>
    <style:style style:name="P6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5" style:family="paragraph" style:parent-style-name="Spec_20_-_20_Titre_20_3">
      <style:text-properties fo:language="en" fo:country="US"/>
    </style:style>
    <style:style style:name="P66" style:family="paragraph" style:parent-style-name="Spec_20_-_20_Table_20_des_20_matières_20_-_20_Titre">
      <style:paragraph-properties fo:break-before="page"/>
    </style:style>
    <style:style style:name="P6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7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1" style:family="paragraph" style:parent-style-name="Spec_20_-_20_Paragraphe_20_standard" style:list-style-name="L1">
      <style:text-properties fo:language="en" fo:country="US"/>
    </style:style>
    <style:style style:name="P72" style:family="paragraph" style:parent-style-name="Spec_20_-_20_Paragraphe_20_standard" style:list-style-name="L2">
      <style:text-properties fo:language="en" fo:country="US"/>
    </style:style>
    <style:style style:name="P73" style:family="paragraph" style:parent-style-name="Spec_20_-_20_Paragraphe_20_standard" style:list-style-name="L3">
      <style:text-properties fo:language="en" fo:country="US"/>
    </style:style>
    <style:style style:name="P74" style:family="paragraph" style:parent-style-name="Spec_20_-_20_Paragraphe_20_standard" style:list-style-name="L4">
      <style:text-properties fo:language="en" fo:country="US"/>
    </style:style>
    <style:style style:name="P75" style:family="paragraph" style:parent-style-name="Spec_20_-_20_Paragraphe_20_standard" style:list-style-name="L6">
      <style:text-properties fo:language="en" fo:country="US"/>
    </style:style>
    <style:style style:name="P76" style:family="paragraph" style:parent-style-name="Spec_20_-_20_Paragraphe_20_standard" style:list-style-name="L12">
      <style:text-properties fo:language="en" fo:country="US"/>
    </style:style>
    <style:style style:name="P77" style:family="paragraph" style:parent-style-name="Spec_20_-_20_Paragraphe_20_standard" style:list-style-name="L13">
      <style:text-properties fo:language="en" fo:country="US"/>
    </style:style>
    <style:style style:name="P78" style:family="paragraph" style:parent-style-name="Spec_20_-_20_Paragraphe_20_standard" style:list-style-name="L14">
      <style:text-properties fo:language="en" fo:country="US"/>
    </style:style>
    <style:style style:name="P79" style:family="paragraph" style:parent-style-name="Spec_20_-_20_Paragraphe_20_standard" style:list-style-name="L15">
      <style:text-properties fo:language="en" fo:country="US"/>
    </style:style>
    <style:style style:name="P80" style:family="paragraph" style:parent-style-name="Spec_20_-_20_Paragraphe_20_standard" style:list-style-name="L6"/>
    <style:style style:name="P81" style:family="paragraph" style:parent-style-name="Spec_20_-_20_Paragraphe_20_standard" style:list-style-name="L7"/>
    <style:style style:name="P82" style:family="paragraph" style:parent-style-name="Spec_20_-_20_Paragraphe_20_standard" style:list-style-name="L8"/>
    <style:style style:name="P83" style:family="paragraph" style:parent-style-name="Spec_20_-_20_Paragraphe_20_standard" style:list-style-name="L9"/>
    <style:style style:name="P84" style:family="paragraph" style:parent-style-name="Spec_20_-_20_Paragraphe_20_standard" style:list-style-name="L10"/>
    <style:style style:name="P85"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6"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7" style:family="paragraph" style:parent-style-name="Spec_20_-_20_Paragraphe_20_standard" style:list-style-name="L15" style:master-page-name="">
      <style:paragraph-properties fo:margin-top="0.199cm" fo:margin-bottom="0cm" style:page-number="auto" text:number-lines="false" text:line-number="0"/>
    </style:style>
    <style:style style:name="P88"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Courier New" style:text-underline-style="none"/>
    </style:style>
    <style:style style:name="T32" style:family="text">
      <style:text-properties style:font-name="Tahoma"/>
    </style:style>
    <style:style style:name="T33" style:family="text">
      <style:text-properties style:font-name="Tahoma" fo:font-style="normal" fo:font-weight="normal" style:font-style-asian="normal" style:font-weight-asian="normal" style:font-style-complex="normal" style:font-weight-complex="normal"/>
    </style:style>
    <style:style style:name="T34" style:family="text">
      <style:text-properties style:font-name="Tahoma" fo:font-style="normal" style:font-name-asian="Consolas" style:font-size-asian="10pt" style:font-style-asian="normal" style:font-name-complex="Consolas" style:font-size-complex="10pt" style:font-style-complex="normal"/>
    </style:style>
    <style:style style:name="T35" style:family="text">
      <style:text-properties style:font-name="Tahoma" style:font-name-asian="Consolas" style:font-size-asian="10pt" style:font-name-complex="Consolas" style:font-size-complex="10pt"/>
    </style:style>
    <style:style style:name="T36" style:family="text">
      <style:text-properties style:font-name="Tahoma" fo:font-size="10pt"/>
    </style:style>
    <style:style style:name="T37" style:family="text">
      <style:text-properties style:font-name="Tahoma" fo:font-size="10pt" fo:language="en" fo:country="US"/>
    </style:style>
    <style:style style:name="T38" style:family="text">
      <style:text-properties style:font-name="Tahoma" fo:font-size="10pt" fo:language="en" fo:country="US" fo:font-style="italic" style:font-style-asian="italic" style:font-style-complex="italic"/>
    </style:style>
    <style:style style:name="T39" style:family="text">
      <style:text-properties style:font-name="Tahoma" fo:font-size="10pt" fo:language="en" fo:country="US" fo:font-style="italic" fo:background-color="transparent" style:font-style-asian="italic" style:font-style-complex="italic"/>
    </style:style>
    <style:style style:name="T40" style:family="text">
      <style:text-properties style:font-name="Tahoma" fo:font-size="10pt" fo:language="en" fo:country="US" fo:font-style="normal" style:font-style-asian="normal" style:font-style-complex="normal"/>
    </style:style>
    <style:style style:name="T41" style:family="text">
      <style:text-properties style:font-name="Tahoma" fo:font-size="10pt" fo:language="en" fo:country="US" fo:font-style="normal" fo:background-color="transparent" style:font-style-asian="normal" style:font-style-complex="normal"/>
    </style:style>
    <style:style style:name="T42" style:family="text">
      <style:text-properties style:font-name="Tahoma" fo:font-size="10pt" fo:language="zxx" fo:country="none" style:font-name-asian="Courier New" style:font-size-asian="10pt" style:font-name-complex="Courier New" style:font-size-complex="10pt"/>
    </style:style>
    <style:style style:name="T43"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4" style:family="text">
      <style:text-properties style:font-name="Tahoma" fo:language="en" fo:country="US"/>
    </style:style>
    <style:style style:name="T45" style:family="text">
      <style:text-properties style:font-name="Tahoma" fo:language="en" fo:country="US" fo:font-style="normal" style:font-style-asian="normal" style:font-style-complex="normal"/>
    </style:style>
    <style:style style:name="T46" style:family="text">
      <style:text-properties style:font-name="Tahoma" fo:language="en" fo:country="US" fo:font-style="italic" style:font-style-asian="italic" style:font-style-complex="italic"/>
    </style:style>
    <style:style style:name="T47" style:family="text">
      <style:text-properties style:font-name="Tahoma" fo:font-style="italic" fo:font-weight="bold" style:font-style-asian="italic" style:font-weight-asian="bold" style:font-style-complex="italic" style:font-weight-complex="bold"/>
    </style:style>
    <style:style style:name="T48" style:family="text">
      <style:text-properties style:font-name="Tahoma" fo:font-style="italic" fo:font-weight="normal" style:font-style-asian="italic" style:font-weight-asian="normal" style:font-style-complex="italic" style:font-weight-complex="normal"/>
    </style:style>
    <style:style style:name="T49" style:family="text">
      <style:text-properties style:font-name="Tahoma" fo:font-style="italic" style:font-style-asian="italic" style:font-style-complex="italic"/>
    </style:style>
    <style:style style:name="T50" style:family="text">
      <style:text-properties style:font-name="Tahoma" fo:language="zxx" fo:country="none" style:font-name-asian="Courier New" style:font-name-complex="Courier New"/>
    </style:style>
    <style:style style:name="T51" style:family="text">
      <style:text-properties style:font-name="Tahoma" fo:language="zxx" fo:country="none" fo:font-style="italic" style:font-name-asian="Courier New" style:font-style-asian="italic" style:font-name-complex="Courier New" style:font-style-complex="italic"/>
    </style:style>
    <style:style style:name="T52" style:family="text">
      <style:text-properties style:font-name="Tahoma" fo:language="zxx" fo:country="none" fo:font-style="normal" style:font-name-asian="Courier New" style:font-style-asian="normal" style:font-name-complex="Courier New" style:font-style-complex="normal"/>
    </style:style>
    <style:style style:name="T53" style:family="text">
      <style:text-properties style:font-name="Tahoma" fo:font-weight="normal" style:font-weight-asian="normal" style:font-weight-complex="normal"/>
    </style:style>
    <style:style style:name="T54" style:family="text">
      <style:text-properties style:font-name="Arial Narrow"/>
    </style:style>
    <style:style style:name="T55" style:family="text">
      <style:text-properties style:font-name="Arial Narrow" fo:language="en" fo:country="US"/>
    </style:style>
    <style:style style:name="T56" style:family="text">
      <style:text-properties style:font-name="Arial Narrow" fo:font-style="normal" style:font-style-asian="normal" style:font-style-complex="normal"/>
    </style:style>
    <style:style style:name="T57" style:family="text">
      <style:text-properties style:font-name="Wingdings" fo:font-size="16pt" fo:language="en" fo:country="US" fo:background-color="#99cc99" style:font-size-asian="16pt" style:font-size-complex="16pt"/>
    </style:style>
    <style:style style:name="T58" style:family="text">
      <style:text-properties style:font-name="Tahoma4" fo:language="en" fo:country="US"/>
    </style:style>
    <style:style style:name="T59" style:family="text">
      <style:text-properties style:font-name="Tahoma4" fo:language="en" fo:country="US" style:font-size-asian="10pt" style:font-size-complex="10pt"/>
    </style:style>
    <style:style style:name="T60" style:family="text">
      <style:text-properties style:font-name="Courier New3"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4" style:family="text">
      <style:text-properties style:font-name="Wingdings1" fo:font-size="24pt" fo:font-style="normal" fo:font-weight="normal" fo:background-color="#ff6666" style:font-size-asian="24pt" style:font-style-asian="normal" style:font-weight-asian="normal" style:font-size-complex="24pt" style:font-style-complex="normal" style:font-weight-complex="normal"/>
    </style:style>
    <style:style style:name="T65" style:family="text">
      <style:text-properties style:text-position="super 58%" style:font-name="Tahoma"/>
    </style:style>
    <style:style style:name="T66" style:family="text">
      <style:text-properties style:text-position="super 58%" style:font-name="Tahoma" fo:font-size="10pt" fo:language="en" fo:country="US"/>
    </style:style>
    <style:style style:name="T67" style:family="text">
      <style:text-properties style:text-position="super 58%" style:font-name="Tahoma2" fo:font-size="10pt" fo:language="en" fo:country="US" fo:font-style="normal" style:font-style-asian="normal" style:font-style-complex="normal"/>
    </style:style>
    <style:style style:name="T68" style:family="text">
      <style:text-properties fo:color="#000000" style:font-name="Tahoma" fo:font-size="10pt" style:text-underline-style="none" style:font-name-asian="Consolas" style:font-size-asian="10pt" style:font-name-complex="Consolas" style:font-size-complex="10pt"/>
    </style:style>
    <style:style style:name="T69" style:family="text">
      <style:text-properties fo:color="#000000" style:font-name="Courier New" fo:font-size="10pt" style:text-underline-style="none" style:font-name-asian="Consolas" style:font-size-asian="10pt" style:font-name-complex="Consolas" style:font-size-complex="10pt"/>
    </style:style>
    <style:style style:name="T70" style:family="text">
      <style:text-properties fo:color="#000000" style:font-name="Courier New" fo:font-size="10pt" style:font-name-asian="Consolas" style:font-size-asian="10pt" style:font-name-complex="Consolas" style:font-size-complex="10pt"/>
    </style:style>
    <style:style style:name="T71" style:family="text">
      <style:text-properties style:text-underline-style="none"/>
    </style:style>
    <style:style style:name="T72" style:family="text">
      <style:text-properties fo:font-size="10pt" style:font-size-asian="10pt" style:font-size-complex="10pt"/>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color="#800000"/>
    </style:style>
    <style:style style:name="T75" style:family="text">
      <style:text-properties fo:font-weight="bold" style:font-weight-asian="bold" style:font-weight-complex="bold"/>
    </style:style>
    <style:style style:name="T76" style:family="text">
      <style:text-properties fo:color="#7e0021"/>
    </style:style>
    <style:style style:name="T77" style:family="text">
      <style:text-properties fo:color="#004586"/>
    </style:style>
    <style:style style:name="T78" style:family="text">
      <style:text-properties style:use-window-font-color="true" style:font-name="Courier New"/>
    </style:style>
    <style:style style:name="T79" style:family="text">
      <style:text-properties style:use-window-font-color="true" style:font-name="Courier New" fo:font-weight="normal" style:font-weight-asian="normal" style:font-weight-complex="normal"/>
    </style:style>
    <style:style style:name="T80" style:family="text">
      <style:text-properties style:use-window-font-color="true" style:font-name="Tahoma" fo:font-weight="normal" style:font-weight-asian="normal" style:font-weight-complex="normal"/>
    </style:style>
    <style:style style:name="T81" style:family="text">
      <style:text-properties style:font-name="Wingdings 3"/>
    </style:style>
    <style:style style:name="T82" style:family="text">
      <style:text-properties style:font-name="Wingdings 3" fo:language="en" fo:country="US"/>
    </style:style>
    <style:style style:name="T83" style:family="text">
      <style:text-properties style:font-name="Wingdings 3" fo:language="en" fo:country="US" fo:font-style="normal" style:font-name-asian="Courier New" style:font-style-asian="normal" style:font-name-complex="Courier New" style:font-style-complex="normal"/>
    </style:style>
    <style:style style:name="T84" style:family="text">
      <style:text-properties style:font-name="Symbol"/>
    </style:style>
    <style:style style:name="T85" style:family="text">
      <style:text-properties fo:font-weight="normal" style:font-weight-asian="normal" style:font-weight-complex="normal"/>
    </style:style>
    <style:style style:name="T86"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11-19T06:45:43.55">Wednesday, November 19,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6">Contents</text:p>
          </text:index-title>
          <text:p text:style-name="P67">1 - Background<text:tab/><text:a xlink:type="simple" xlink:href="#__RefHeading__3985_26862455" text:style-name="Internet_20_link" text:visited-style-name="Internet_20_link">4</text:a></text:p>
          <text:p text:style-name="P67">2 - Audience<text:tab/><text:a xlink:type="simple" xlink:href="#__RefHeading__1119_1518095138" text:style-name="Internet_20_link" text:visited-style-name="Internet_20_link">4</text:a></text:p>
          <text:p text:style-name="P67">3 - XML2CSV Generic Converter<text:tab/><text:a xlink:type="simple" xlink:href="#__RefHeading__1121_1518095138" text:style-name="Internet_20_link" text:visited-style-name="Internet_20_link">4</text:a></text:p>
          <text:p text:style-name="P68">3.1 - XML2CSV: who cares?<text:tab/><text:a xlink:type="simple" xlink:href="#__RefHeading__265_339130988" text:style-name="Internet_20_link" text:visited-style-name="Internet_20_link">4</text:a></text:p>
          <text:p text:style-name="P68">3.2 - XML2CSV: how to?<text:tab/><text:a xlink:type="simple" xlink:href="#__RefHeading__414_1823042088" text:style-name="Internet_20_link" text:visited-style-name="Internet_20_link">5</text:a></text:p>
          <text:p text:style-name="P68">3.3 - XML2CSV: what for?<text:tab/><text:a xlink:type="simple" xlink:href="#__RefHeading__1672_1677502106" text:style-name="Internet_20_link" text:visited-style-name="Internet_20_link">6</text:a></text:p>
          <text:p text:style-name="P69">3.3.1 - A few definitions, to settle things<text:tab/><text:a xlink:type="simple" xlink:href="#__RefHeading__1674_1677502106" text:style-name="Internet_20_link" text:visited-style-name="Internet_20_link">6</text:a></text:p>
          <text:p text:style-name="P69">3.3.2 - What does XML to CSV conversion exactly do?<text:tab/><text:a xlink:type="simple" xlink:href="#__RefHeading__1676_1677502106" text:style-name="Internet_20_link" text:visited-style-name="Internet_20_link">6</text:a></text:p>
          <text:p text:style-name="P69">3.3.3 - Optimization levels<text:tab/><text:a xlink:type="simple" xlink:href="#__RefHeading__2017_166557436" text:style-name="Internet_20_link" text:visited-style-name="Internet_20_link">8</text:a></text:p>
          <text:p text:style-name="P70">3.3.3.1 - Raw level<text:tab/><text:a xlink:type="simple" xlink:href="#__RefHeading__2019_166557436" text:style-name="Internet_20_link" text:visited-style-name="Internet_20_link">8</text:a></text:p>
          <text:p text:style-name="P70">3.3.3.2 - Standard optimization<text:tab/><text:a xlink:type="simple" xlink:href="#__RefHeading__2021_166557436" text:style-name="Internet_20_link" text:visited-style-name="Internet_20_link">8</text:a></text:p>
          <text:p text:style-name="P70">3.3.3.3 - Extensive optimization – variant 1<text:tab/><text:a xlink:type="simple" xlink:href="#__RefHeading__2023_166557436" text:style-name="Internet_20_link" text:visited-style-name="Internet_20_link">10</text:a></text:p>
          <text:p text:style-name="P70">3.3.3.4 - Extensive optimization – variant 2<text:tab/><text:a xlink:type="simple" xlink:href="#__RefHeading__2025_166557436" text:style-name="Internet_20_link" text:visited-style-name="Internet_20_link">11</text:a></text:p>
          <text:p text:style-name="P70">3.3.3.5 - Extensive optimization – variant 3<text:tab/><text:a xlink:type="simple" xlink:href="#__RefHeading__4216_2073940182" text:style-name="Internet_20_link" text:visited-style-name="Internet_20_link">11</text:a></text:p>
          <text:p text:style-name="P69">3.3.4 - Filter files<text:tab/><text:a xlink:type="simple" xlink:href="#__RefHeading__970_1518095138" text:style-name="Internet_20_link" text:visited-style-name="Internet_20_link">13</text:a></text:p>
          <text:p text:style-name="P70">3.3.4.1 - Positive filter file<text:tab/><text:a xlink:type="simple" xlink:href="#__RefHeading__1020_1347478034" text:style-name="Internet_20_link" text:visited-style-name="Internet_20_link">13</text:a></text:p>
          <text:p text:style-name="P70">3.3.4.2 - Negative filter file<text:tab/><text:a xlink:type="simple" xlink:href="#__RefHeading__1022_1347478034" text:style-name="Internet_20_link" text:visited-style-name="Internet_20_link">14</text:a></text:p>
          <text:p text:style-name="P69">3.3.5 - Structure analysis and XML processing<text:tab/><text:a xlink:type="simple" xlink:href="#__RefHeading__972_1518095138" text:style-name="Internet_20_link" text:visited-style-name="Internet_20_link">15</text:a></text:p>
          <text:p text:style-name="P70">3.3.5.1 - Principle<text:tab/><text:a xlink:type="simple" xlink:href="#__RefHeading__2100_1574950171" text:style-name="Internet_20_link" text:visited-style-name="Internet_20_link">15</text:a></text:p>
          <text:p text:style-name="P70">3.3.5.2 - XML template file<text:tab/><text:a xlink:type="simple" xlink:href="#__RefHeading__974_1518095138" text:style-name="Internet_20_link" text:visited-style-name="Internet_20_link">15</text:a></text:p>
          <text:p text:style-name="P68">3.4 - XML2CSV: what next?<text:tab/><text:a xlink:type="simple" xlink:href="#__RefHeading__2971_292658103" text:style-name="Internet_20_link" text:visited-style-name="Internet_20_link">16</text:a></text:p>
          <text:p text:style-name="P67">4 - XML2CSV-Console-Command<text:tab/><text:a xlink:type="simple" xlink:href="#__RefHeading__273_339130988" text:style-name="Internet_20_link" text:visited-style-name="Internet_20_link">16</text:a></text:p>
          <text:p text:style-name="P68">4.1 - Parameter list<text:tab/><text:a xlink:type="simple" xlink:href="#__RefHeading__966_1518095138" text:style-name="Internet_20_link" text:visited-style-name="Internet_20_link">17</text:a></text:p>
          <text:p text:style-name="P68">4.2 - Return codes<text:tab/><text:a xlink:type="simple" xlink:href="#__RefHeading__968_1518095138" text:style-name="Internet_20_link" text:visited-style-name="Internet_20_link">20</text:a></text:p>
          <text:p text:style-name="P67">5 - XML2CSV-Generic-Generator<text:tab/><text:a xlink:type="simple" xlink:href="#__RefHeading__368_1823042088" text:style-name="Internet_20_link" text:visited-style-name="Internet_20_link">20</text:a></text:p>
          <text:p text:style-name="P68">5.1 - XML2CSVGenericGenerator constructors<text:tab/><text:a xlink:type="simple" xlink:href="#__RefHeading__2317_988777254" text:style-name="Internet_20_link" text:visited-style-name="Internet_20_link">21</text:a></text:p>
          <text:p text:style-name="P69">5.1.1 - File oriented constructors<text:tab/><text:a xlink:type="simple" xlink:href="#__RefHeading__2507_381798958" text:style-name="Internet_20_link" text:visited-style-name="Internet_20_link">21</text:a></text:p>
          <text:p text:style-name="P69">5.1.2 - OutputStream oriented constructors<text:tab/><text:a xlink:type="simple" xlink:href="#__RefHeading__3577_381798958" text:style-name="Internet_20_link" text:visited-style-name="Internet_20_link">22</text:a></text:p>
          <text:p text:style-name="P68">5.2 - XML2CSVGenericGenerator generation methods<text:tab/><text:a xlink:type="simple" xlink:href="#__RefHeading__2319_988777254" text:style-name="Internet_20_link" text:visited-style-name="Internet_20_link">22</text:a></text:p>
          <text:p text:style-name="P68">5.3 - Other XML2CSVGenericGenerator methods<text:tab/><text:a xlink:type="simple" xlink:href="#__RefHeading__2752_381798958" text:style-name="Internet_20_link" text:visited-style-name="Internet_20_link">23</text:a></text:p>
          <text:p text:style-name="P69">5.3.1 - Method setOutputStream<text:tab/><text:a xlink:type="simple" xlink:href="#__RefHeading__3026_381798958" text:style-name="Internet_20_link" text:visited-style-name="Internet_20_link">23</text:a></text:p>
          <text:p text:style-name="P69">5.3.2 - Method setOutputFile<text:tab/><text:a xlink:type="simple" xlink:href="#__RefHeading__3579_381798958" text:style-name="Internet_20_link" text:visited-style-name="Internet_20_link">24</text:a></text:p>
          <text:p text:style-name="P69">5.3.3 - Method setOutputDir<text:tab/><text:a xlink:type="simple" xlink:href="#__RefHeading__3581_381798958" text:style-name="Internet_20_link" text:visited-style-name="Internet_20_link">24</text:a></text:p>
          <text:p text:style-name="P69">5.3.4 - Method setFieldSeparator<text:tab/><text:a xlink:type="simple" xlink:href="#__RefHeading__3583_381798958" text:style-name="Internet_20_link" text:visited-style-name="Internet_20_link">24</text:a></text:p>
          <text:p text:style-name="P69">5.3.5 - Method setEncoding<text:tab/><text:a xlink:type="simple" xlink:href="#__RefHeading__3585_381798958" text:style-name="Internet_20_link" text:visited-style-name="Internet_20_link">24</text:a></text:p>
          <text:p text:style-name="P69">5.3.6 - Method setOptimization<text:tab/><text:a xlink:type="simple" xlink:href="#__RefHeading__3587_381798958" text:style-name="Internet_20_link" text:visited-style-name="Internet_20_link">24</text:a></text:p>
          <text:p text:style-name="P69">5.3.7 - Method setCutoff<text:tab/><text:a xlink:type="simple" xlink:href="#__RefHeading__3591_381798958" text:style-name="Internet_20_link" text:visited-style-name="Internet_20_link">24</text:a></text:p>
          <text:p text:style-name="P69">5.3.8 - Method setWarding<text:tab/><text:a xlink:type="simple" xlink:href="#__RefHeading__3665_1388195994" text:style-name="Internet_20_link" text:visited-style-name="Internet_20_link">24</text:a></text:p>
          <text:p text:style-name="P69"><text:soft-page-break/>5.3.9 - Method setUnleashing<text:tab/><text:a xlink:type="simple" xlink:href="#__RefHeading__5987_904334893" text:style-name="Internet_20_link" text:visited-style-name="Internet_20_link">25</text:a></text:p>
          <text:p text:style-name="P68">5.4 - XML2CSVGenericGenerator exceptions<text:tab/><text:a xlink:type="simple" xlink:href="#__RefHeading__3987_26862455" text:style-name="Internet_20_link" text:visited-style-name="Internet_20_link">25</text:a></text:p>
          <text:p text:style-name="P68">5.5 - LoggingFacade abstract class<text:tab/><text:a xlink:type="simple" xlink:href="#__RefHeading__2395_381798958" text:style-name="Internet_20_link" text:visited-style-name="Internet_20_link">25</text:a></text:p>
          <text:p text:style-name="P67">6 - Command line examples<text:tab/><text:a xlink:type="simple" xlink:href="#__RefHeading__3989_26862455" text:style-name="Internet_20_link" text:visited-style-name="Internet_20_link">26</text:a></text:p>
          <text:p text:style-name="P68">6.1 - Plain conversion of one XML file<text:tab/><text:a xlink:type="simple" xlink:href="#__RefHeading__3993_26862455" text:style-name="Internet_20_link" text:visited-style-name="Internet_20_link">26</text:a></text:p>
          <text:p text:style-name="P68">6.2 - Extensive #1 conversion of several files with attributes<text:tab/><text:a xlink:type="simple" xlink:href="#__RefHeading__3995_26862455" text:style-name="Internet_20_link" text:visited-style-name="Internet_20_link">26</text:a></text:p>
          <text:p text:style-name="P68">6.3 - Extensive #3 conversion of one XML file with log<text:tab/><text:a xlink:type="simple" xlink:href="#__RefHeading__4299_2143795252" text:style-name="Internet_20_link" text:visited-style-name="Internet_20_link">27</text:a></text:p>
          <text:p text:style-name="P68">6.4 - Extensive #2 conversion of one XML file with many options<text:tab/><text:a xlink:type="simple" xlink:href="#__RefHeading__4301_2143795252" text:style-name="Internet_20_link" text:visited-style-name="Internet_20_link">27</text:a></text:p>
          <text:p text:style-name="P68">6.5 - Raw conversion of several XML files in a blend output file<text:tab/><text:a xlink:type="simple" xlink:href="#__RefHeading__6612_1600734166" text:style-name="Internet_20_link" text:visited-style-name="Internet_20_link">27</text:a></text:p>
          <text:p text:style-name="P67">7 - Real life XML examples<text:tab/><text:a xlink:type="simple" xlink:href="#__RefHeading__3997_26862455" text:style-name="Internet_20_link" text:visited-style-name="Internet_20_link">28</text:a></text:p>
          <text:p text:style-name="P68">7.1 - All's Well That Ends Well<text:tab/><text:a xlink:type="simple" xlink:href="#__RefHeading__4303_2143795252" text:style-name="Internet_20_link" text:visited-style-name="Internet_20_link">28</text:a></text:p>
          <text:p text:style-name="P68">7.2 - 100 MB experiment<text:tab/><text:a xlink:type="simple" xlink:href="#__RefHeading__4305_2143795252" text:style-name="Internet_20_link" text:visited-style-name="Internet_20_link">28</text:a></text:p>
          <text:p text:style-name="P68">7.3 - The loop is closed now<text:tab/><text:a xlink:type="simple" xlink:href="#__RefHeading__5985_904334893" text:style-name="Internet_20_link" text:visited-style-name="Internet_20_link">29</text:a></text:p>
        </text:index-body>
      </text:table-of-content>
      <text:p text:style-name="P19"/>
      <text:h text:style-name="P61"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row>
          <table:table-cell table:style-name="Tableau1.A2" office:value-type="date" office:date-value="2014-06-21">
            <text:p text:style-name="P21">06/21/2014</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Finalization.</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31">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3"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1">data</text:span> from XML files by hand and check them.</text:p>
      <text:p text:style-name="P6">For instance:</text:p>
      <text:list xml:id="list7597978540862908377" text:style-name="L1">
        <text:list-item>
          <text:p text:style-name="P71">because data were expected in the last XML files but can't be found anywhere in the IS, and though the IT keeps telling us everything is OK and no error occurred, someone has to check things out explicitly;</text:p>
        </text:list-item>
        <text:list-item>
          <text:p text:style-name="P71">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ext:soft-page-break/>There are two approaches in such situations:</text:p>
      <text:list xml:id="list8719307917692001775" text:style-name="L2">
        <text:list-item>
          <text:p text:style-name="P72">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2">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1">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4">-</text:span> at least for my own needs <text:span text:style-name="T84">-</text:span> and decided to share it with other fellow XML consumers who might look for something alike.</text:p>
      <text:p text:style-name="P6"/>
      <text:h text:style-name="P63"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1">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4998537883503996745" text:style-name="L3">
        <text:list-item>
          <text:p text:style-name="P73">copy <text:span text:style-name="T17">XML2CSVGenericConverter_V1.0.0.jar</text:span> to a local directory on your machine;</text:p>
        </text:list-item>
        <text:list-item>
          <text:p text:style-name="P73">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3">go to the directory where you copied <text:span text:style-name="T17">XML2CSVGenericConverter_V1.0.0.jar</text:span>;</text:p>
        </text:list-item>
        <text:list-item>
          <text:p text:style-name="P73">type <text:span text:style-name="T17">java -jar XML2CSVGenericConverter_V1.0.0.jar</text:span><text:span text:style-name="T32"> and press “enter” to execute the JAR without parameter (you will get a WARNING/ERROR message telling you that parameter </text:span><text:span text:style-name="T17">-i</text:span><text:span text:style-name="T32"> is missing (</text:span><text:span text:style-name="T32"><text:note text:id="ftn2" text:note-class="footnote"><text:note-citation>2</text:note-citation><text:note-body><text:p text:style-name="P41">The only mandatory parameter.</text:p></text:note-body></text:note></text:span><text:span text:style-name="T32">), and another one inviting you to rerun the program with option </text:span><text:span text:style-name="T17">–h</text:span><text:span text:style-name="T32"> in order to display the on-line help);</text:span></text:p>
        </text:list-item>
        <text:list-item>
          <text:p text:style-name="P73"><text:span text:style-name="T32">type </text:span><text:span text:style-name="T17">java -jar XML2CSVGenericConverter_V1.0.0.jar -h</text:span><text:span text:style-name="T32"> and press “enter” to </text:span><text:span text:style-name="T32">execute the JAR with parameter </text:span><text:span text:style-name="T17">-h</text:span><text:span text:style-name="T32">, in order to display the on-line help;</text:span></text:p>
        </text:list-item>
        <text:list-item>
          <text:p text:style-name="P73"><text:span text:style-name="T32">type </text:span><text:span text:style-name="T17">java -jar XML2CSVGenericConverter_V1.0.0.jar </text:span><text:span text:style-name="T32">followed a list of parameters (complete list provided at § </text:span><text:span text:style-name="T32"><text:bookmark-ref text:reference-format="number-all-superior" text:ref-name="__RefHeading__966_1518095138">4.1 - </text:bookmark-ref></text:span><text:span text:style-name="T32">) and press “enter” to execute the JAR with the options you chose.</text:span></text:p>
        </text:list-item>
      </text:list>
      <text:p text:style-name="P6"><text:soft-page-break/>If you are a more advanced Java user then you might prefer to execute the main JAR main class yourself with the following command:</text:p>
      <text:p text:style-name="P43"><text:span text:style-name="T18">java utils.xml.xml2csv.XML2CSVConsoleCommand</text:span><text:span text:style-name="T9"> </text:span><text:span text:style-name="T55">{parameters}</text:span></text:p>
      <text:p text:style-name="P6">where <text:span text:style-name="T54">{parameters}</text:span> represents your runtime parameters in sequence (see<text:span text:style-name="T32"> § </text:span><text:span text:style-name="T32"><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3873711153152912055" text:style-name="L4">
        <text:list-item>
          <text:p text:style-name="P74">neither of them is the <text:span text:style-name="T12">parent</text:span> or <text:span text:style-name="T12">ancestor</text:span> of the other, and,</text:p>
        </text:list-item>
        <text:list-item>
          <text:p text:style-name="P74">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2">to</text:span> CSV conversion exactly do?<text:bookmark-end text:name="__RefHeading__1676_1677502106"/></text:h>
      <text:p text:style-name="P6"/>
      <text:p text:style-name="P6">The XML <text:span text:style-name="T81">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oft-page-break/><text:span text:style-name="T10">leaf</text:span><text:span text:style-name="T9">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8228645689649299893" text:style-name="L5">
        <text:list-item>
          <text:p text:style-name="P85">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5">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8">Relationship</text:span><text:span text:style-name="T37"> and </text:span><text:span text:style-name="T38">dependency</text:span><text:span text:style-name="T37"> (as defined in § 3.3.1 - ) are distinct concepts but they are consistent with each other: when two </text:span><text:span text:style-name="T38">leaf</text:span><text:span text:style-name="T37"> tags are </text:span><text:span text:style-name="T38">related</text:span><text:span text:style-name="T37"> all the data of their shared enclosing </text:span><text:span text:style-name="T38">parent</text:span><text:span text:style-name="T37"> or </text:span><text:span text:style-name="T38">ancestor</text:span><text:span text:style-name="T37"> are </text:span><text:span text:style-name="T38">dependent</text:span><text:span text:style-name="T37"> (but the reverse is not true).</text:span></text:p>
      <text:p text:style-name="Spec_20_-_20_Paragraphe_20_standard"><text:span text:style-name="T37">If you look at the </text:span><text:span text:style-name="T22">&lt;Data0&gt;</text:span><text:span text:style-name="T37"> tag inside the </text:span><text:span text:style-name="T22">&lt;Data&gt;</text:span><text:span text:style-name="T37"> block of the 1</text:span><text:span text:style-name="T66">st</text:span><text:span text:style-name="T37"> </text:span><text:span text:style-name="T22">&lt;Row&gt;</text:span><text:span text:style-name="T37"> in the previous file </text:span><text:span text:style-name="T22">sample.xml</text:span><text:span text:style-name="T37"> you will see that it is closely related to the </text:span><text:span text:style-name="T22">&lt;Amount&gt;</text:span><text:span text:style-name="T37"> and the </text:span><text:span text:style-name="T22">&lt;AddAmount&gt;</text:span><text:span text:style-name="T37"> elements of that 1</text:span><text:span text:style-name="T66">st</text:span><text:span text:style-name="T37"> </text:span><text:span text:style-name="T22">&lt;Row&gt;</text:span><text:span text:style-name="T37">, so </text:span><text:span text:style-name="T22">true</text:span><text:span text:style-name="T37">, </text:span><text:span text:style-name="T22">123</text:span><text:span text:style-name="T37"> and </text:span><text:span text:style-name="T22">12</text:span><text:span text:style-name="T37"> might appear on the same CSV output line. All tags in the </text:span><text:span text:style-name="T22">&lt;Data&gt;</text:span><text:span text:style-name="T37"> block are </text:span><text:span text:style-name="T38">dependent</text:span><text:span text:style-name="T37">, but not all of them are </text:span><text:span text:style-name="T38">related</text:span><text:span text:style-name="T37">.</text:span></text:p>
      <text:p text:style-name="Spec_20_-_20_Paragraphe_20_standard"><text:span text:style-name="T37">Grouping </text:span><text:span text:style-name="T38">directly and indirectly related</text:span><text:span text:style-name="T37"> tags on the same line can be interpreted as linking them to the same </text:span><text:span text:style-name="T38">adoptive parent</text:span><text:span text:style-name="T37">.</text:span></text:p>
      <text:p text:style-name="Spec_20_-_20_Paragraphe_20_standard"><text:span text:style-name="T37">Once </text:span><text:span text:style-name="T38">related</text:span><text:span text:style-name="T37"> tags have been grouped on the same line they might be merged back into lines associated with their </text:span><text:span text:style-name="T38">half-brothers </text:span><text:span text:style-name="T37">(that is, </text:span><text:span text:style-name="T38">repeated leaf</text:span><text:span text:style-name="T37"> tags which have the same </text:span><text:span text:style-name="T38">parent</text:span><text:span text:style-name="T37"> as the </text:span><text:span text:style-name="T38">adoptive parent</text:span><text:span text:style-name="T37"> of these </text:span><text:span text:style-name="T38">related</text:span><text:span text:style-name="T37"> tags) or even more remote </text:span><text:span text:style-name="T38">half-distant-nephews</text:span><text:span text:style-name="T37"> (</text:span><text:span text:style-name="T38">repeated leaf</text:span><text:span text:style-name="T37"> tags which have the </text:span><text:span text:style-name="T38">adoptive parent</text:span><text:span text:style-name="T37"> as </text:span><text:span text:style-name="T38">ancestor</text:span><text:span text:style-name="T37">).</text:span></text:p>
      <text:p text:style-name="Spec_20_-_20_Paragraphe_20_standard"><text:span text:style-name="T38">Directly related</text:span><text:span text:style-name="T37"> fields may be merged back into lines associated with their </text:span><text:span text:style-name="T38">distant-nephews</text:span><text:span text:style-name="T37"> too (that is: </text:span><text:span text:style-name="T38">single leaf</text:span><text:span text:style-name="T37"> tags which have the </text:span><text:span text:style-name="T38">parent</text:span><text:span text:style-name="T37"> of these </text:span><text:span text:style-name="T38">related</text:span><text:span text:style-name="T37"> tags as </text:span><text:span text:style-name="T38">ancestor</text:span><text:span text:style-name="T37">).</text:span></text:p>
      <text:p text:style-name="Spec_20_-_20_Paragraphe_20_standard"><text:span text:style-name="T40">You might also safely consider merging </text:span><text:span text:style-name="T38">related</text:span><text:span text:style-name="T40"> tags back into lines associated with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p text:style-name="Spec_20_-_20_Paragraphe_20_standard"><text:span text:style-name="T37">In the previous file </text:span><text:span text:style-name="T22">sample.xml</text:span><text:span text:style-name="T37">, </text:span><text:span text:style-name="T22">true</text:span><text:span text:style-name="T37">, </text:span><text:span text:style-name="T22">123</text:span><text:span text:style-name="T37"> and </text:span><text:span text:style-name="T22">12</text:span><text:span text:style-name="T37"> might be duplicated back on the lines displaying </text:span><text:span text:style-name="T22">ee1</text:span><text:span text:style-name="T37"> and </text:span><text:span text:style-name="T22">ee2</text:span><text:span text:style-name="T37">, and on the lines displaying </text:span><text:span text:style-name="T22">SD1a</text:span><text:span text:style-name="T37"> and </text:span><text:span text:style-name="T22">SD1b</text:span><text:span text:style-name="T37"> as well.</text:span></text:p>
      <text:p text:style-name="Spec_20_-_20_Paragraphe_20_standard"><text:span text:style-name="T37">The CSV output file could look like the </text:span><text:span text:style-name="T22">sampleOutput.csv</text:span><text:span text:style-name="T37">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6">strategy</text:span>, <text:span text:style-name="T12">repeated</text:span> tags are never <text:span text:style-name="T12">related</text:span> with one another and, as such, can never be mixed and must always appear on separate lines:</text:p>
      <text:list xml:id="list5852781369023003806" text:style-name="L6">
        <text:list-item>
          <text:p text:style-name="P75">one line under the other for the same <text:span text:style-name="T12">repeated</text:span> tag;</text:p>
        </text:list-item>
        <text:list-item>
          <text:p text:style-name="P80"><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14">If you think of XML <text:span text:style-name="T12">leaf</text:span> tags in their corresponding CSV lines then the ultimate goal when it comes down to XML <text:span text:style-name="T81">_</text:span> CSV conversion is to have for each of them all its kin present on the same line, and the fewest number of <text:s/>lines as well. When the two conditions are met “utmost compactness” is reached and it becomes possible to process separately one line at a time from a resulting file holding no more CSV lines than needed...<text:line-break/><text:span text:style-name="T32">A bit of lightness in a world of heavies.</text:span></text:p>
      <text:p text:style-name="P14"/>
      <text:p text:style-name="P6"><text:span text:style-name="T17">XML2CSVGenericConverter</text:span> offers five different packing/merging strategies, one for each optimization flavor available at runtime. They are described in the next paragraphs, from the simplest to the most sophisticated.</text:p>
      <text:p text:style-name="P6"><text:soft-page-break/></text:p>
      <text:h text:style-name="P65"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2"> </text:span><text:span text:style-name="T69">&lt;paininthe&gt;BACK&lt;/paininthe&gt;</text:span><text:span text:style-name="T68"> repeated </text:span><text:span text:style-name="T71">t</text:span>housands of time in a row and you'll get it).</text:p>
      <text:p text:style-name="Spec_20_-_20_Paragraphe_20_standard">The file below is the raw XML <text:span text:style-name="T82">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4224306068154429899" text:style-name="L7">
        <text:list-item>
          <text:p text:style-name="P86">each XML element content appears once only in the output file(s);</text:p>
        </text:list-item>
        <text:list-item>
          <text:p text:style-name="P8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2">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40"> file the </text:span><text:span text:style-name="T23">&lt;Head&gt;</text:span><text:span text:style-name="T40"> block and each </text:span><text:span text:style-name="T23">&lt;Row&gt;</text:span><text:span text:style-name="T40"> blocks are </text:span><text:span text:style-name="T38">independent</text:span><text:span text:style-name="T40"> and no more than one </text:span><text:span text:style-name="T23">&lt;Row&gt;</text:span><text:span text:style-name="T40"> block is ever loaded in memory at a time</text:span><text:span text:style-name="T5"> by </text:span><text:span text:style-name="T23">XML2CSVGenericConverter</text:span><text:span text:style-name="T40">.</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2"> file in order to enclose all the </text:span><text:span text:style-name="T17">&lt;Row&gt;</text:span><text:span text:style-name="T32"> blocks in one </text:span><text:span text:style-name="T17">&lt;Rows&gt;</text:span><text:span text:style-name="T32"> tag, and that you add a </text:span><text:span text:style-name="T17">&lt;Total&gt;</text:span><text:span text:style-name="T32"> </text:span><text:span text:style-name="T49">child leaf</text:span><text:span text:style-name="T32"> tag to </text:span><text:span text:style-name="T17">&lt;Rows&gt;</text:span><text:span text:style-name="T32"> and/or add a </text:span><text:span text:style-name="T17">total</text:span><text:span text:style-name="T32"> attribute to </text:span><text:span text:style-name="T17">&lt;Rows&gt;</text:span><text:span text:style-name="T32"> (provided that you decided to have attributes extracted by adding </text:span><text:span text:style-name="T17">-a</text:span><text:span text:style-name="T32"> on the command line). By doing this you would </text:span><text:span text:style-name="T32">create </text:span><text:span text:style-name="T49">dependent</text:span><text:span text:style-name="T32"> </text:span><text:span text:style-name="T17">&lt;Row&gt;</text:span><text:span text:style-name="T32"> blocks which would be processed by the same data buffer. Needless to say that if the XML file contained thousands of </text:span><text:span text:style-name="T17">&lt;Row&gt;</text:span><text:span text:style-name="T32">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2">issue </text:span>(<text:span text:style-name="T17">OutOfMemoryError</text:span><text:span text:style-name="T32">).</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2">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2">, in a much more memory friendly way.</text:span></text:p>
      <text:p text:style-name="P13"/>
      <text:p text:style-name="P8"><text:span text:style-name="T32">The bad news is that data </text:span><text:span text:style-name="T49">dependency</text:span><text:span text:style-name="T32"> level varies between XML flavors and that beyond a certain </text:span><text:span text:style-name="T49">dependency</text:span><text:span text:style-name="T32"> threshold and a certain XML size no program, not even my </text:span><text:span text:style-name="T17">XML2CSVGenericConverter</text:span><text:span text:style-name="T32">, will achieve the task.</text:span></text:p>
      <text:p text:style-name="P8"><text:span text:style-name="T32">The good news is that </text:span><text:span text:style-name="T17">XML2CSVGenericConverter</text:span><text:span text:style-name="T32"> offers you a way to reclaim an active control over the XML </text:span><text:span text:style-name="T49">dependency</text:span><text:span text:style-name="T32"> level without actually changing a byte in the original files.</text:span></text:p>
      <text:p text:style-name="P13"/>
      <text:p text:style-name="P8"><text:span text:style-name="T32">I chose to ship </text:span><text:span text:style-name="T17">XML2CSVGenericConverter</text:span><text:span text:style-name="T32"> with a built-in </text:span><text:span text:style-name="T49">root</text:span><text:span text:style-name="T32"> tag “exemption” behavior which is active by default (but which might be deactivated at your will with option </text:span><text:span text:style-name="T17">-u</text:span><text:span text:style-name="T32">). The idea behind the scene is that for the vast majority of real life XML files the </text:span><text:span text:style-name="T49">root</text:span><text:span text:style-name="T32"> tag holds special attributes which artificially magnify data </text:span><text:span text:style-name="T49">dependency</text:span><text:span text:style-name="T32"> (name spaces alias declarations for instance)</text:span><text:span text:style-name="T49"> </text:span><text:span text:style-name="T32">and</text:span><text:span text:style-name="T49"> </text:span><text:span text:style-name="T32">that would have meant to systematize </text:span><text:span text:style-name="T49">negative filter file</text:span><text:span text:style-name="T32"> usage to comply with that, something I didn't like. When you don't like reality, change it! So I coded a inner “root gambit” which automatically excludes the 1</text:span><text:span text:style-name="T65">st</text:span><text:span text:style-name="T32"> level of the tag hierarchy from packing and, as such, nullifies </text:span><text:span text:style-name="T49">root</text:span><text:span text:style-name="T32">'s artificial </text:span><text:span text:style-name="T49">dependency</text:span><text:span text:style-name="T32"> burden at the cost of inducing a “</text:span><text:span text:style-name="T49">root</text:span><text:span text:style-name="T32"> edge effect” which prevents efficient packing optimization at the very 1</text:span><text:span text:style-name="T65">st</text:span><text:span text:style-name="T32"> level of the tag hierarchy.</text:span></text:p>
      <text:p text:style-name="P8"><text:span text:style-name="T32">From a practical point of view if you deal with small XML files only then </text:span><text:span text:style-name="T49">root</text:span><text:span text:style-name="T32"> tag “exemption” deactivation (by adding </text:span><text:span text:style-name="T17">-u</text:span><text:span text:style-name="T32"> on the command line) will be affordable. SAX parsing won't probably be any more memory-friendly than well known DOM-like approaches (because the whole XML file will most certainly have to be buffered for optimization consistency) but you won't get any “</text:span><text:span text:style-name="T49">root</text:span><text:span text:style-name="T32"> edge effect”.</text:span></text:p>
      <text:p text:style-name="P8"><text:soft-page-break/><text:span text:style-name="T32">But remember: </text:span><text:span text:style-name="T17">XML2CSVGenericConverter</text:span><text:span text:style-name="T32"> was devised in the first place to handle big files so “root gambit” will be the rule and option </text:span><text:span text:style-name="T17">-u</text:span><text:span text:style-name="T32">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3819087512386120171" text:style-name="L8">
        <text:list-item>
          <text:p text:style-name="P82"><text:span text:style-name="T5">an XML file bearing a flock (say: thousands) of different </text:span><text:span text:style-name="T3">leaf</text:span><text:span text:style-name="T5"> tags inside the same </text:span><text:span text:style-name="T3">parent</text:span><text:span text:style-name="T5"> tag;</text:span></text:p>
        </text:list-item>
        <text:list-item>
          <text:p text:style-name="P82"><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7">st</text:span><text:span text:style-name="T5"> case: caused by a outrageous amount of buffer columns; in the 2</text:span><text:span text:style-name="T67">d</text:span><text:span text:style-name="T5"> case: caused by an outrageous amount of buffer lines).</text:span></text:p>
      <text:p text:style-name="P8">Fortunately this time, it is generally considered very very bad practice (and I just can't imagine which dark purpose it could serve to compose such an alien XML).</text:p>
      <text:p text:style-name="Spec_20_-_20_Paragraphe_20_standard"><text:span text:style-name="T5">However, should anybody have to deal wit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8535238538785371142" text:style-name="L9">
        <text:list-item>
          <text:p text:style-name="P83">packing <text:span text:style-name="T3">directly related </text:span><text:span text:style-name="T5">fields on the same CSV line, at each level of the tag hierarchy, just like the previous optimization does;</text:span></text:p>
        </text:list-item>
        <text:list-item>
          <text:p text:style-name="P83"><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ext:span><text:span text:style-name="T40">the same </text:span><text:span text:style-name="T38">parent</text:span><text:span text:style-name="T5">) or </text:span><text:span text:style-name="T38">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3"><text:span text:style-name="T5">replicating the </text:span><text:span text:style-name="T3">directly related </text:span><text:span text:style-name="T5">fields back into lines associated with their </text:span><text:span text:style-name="T39">distant-nephews</text:span><text:span text:style-name="T7"> </text:span><text:span text:style-name="T41">(CSV lines associated with the content of a </text:span><text:span text:style-name="T39">single leaf</text:span><text:span text:style-name="T41"> tags having the same </text:span><text:span text:style-name="T39">ancestor</text:span><text:span text:style-name="T41">).</text:span></text:p>
        </text:list-item>
      </text:list>
      <text:p text:style-name="Spec_20_-_20_Paragraphe_20_standard">In other words <text:span text:style-name="T37">extensive optimization - variant 1 - is a standard CSV optimization of </text:span><text:span text:style-name="T38">single leaf</text:span><text:span text:style-name="T37"> tags plus copy </text:span><text:span text:style-name="T37">back into CSV lines representing </text:span><text:span text:style-name="T38">repeated leaf</text:span><text:span text:style-name="T37"> tags of the same XML level or deeper level in the same XML block, plus copy back into deeper </text:span><text:span text:style-name="T38">single leaf</text:span><text:span text:style-name="T37"> linked lines in the same XML block.</text:span></text:p>
      <text:p text:style-name="Spec_20_-_20_Paragraphe_20_standard">The file below is the extensive #1 XML <text:span text:style-name="T82">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2">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is described 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6618815" text:continue-numbering="true" text:style-name="L9">
        <text:list-item>
          <text:p text:style-name="P8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3"><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3"><text:span text:style-name="T5">at each level of the tag hierarchy, replicating</text:span><text:span text:style-name="T40"> </text:span><text:span text:style-name="T5">those </text:span><text:span text:style-name="T38">related</text:span><text:span text:style-name="T40"> fields </text:span><text:span text:style-name="T5">back into lines associated with</text:span><text:span text:style-name="T40">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list-item>
      </text:list>
      <text:p text:style-name="Spec_20_-_20_Paragraphe_20_standard">The file below is the extensive #2 XML <text:span text:style-name="T82">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2">_</text:span> CSV conversion does, which is not very surprising (and maybe quite reassuring too).</text:p>
      <text:p text:style-name="Spec_20_-_20_Paragraphe_20_standard">However, extensive #2 XML <text:span text:style-name="T82">_</text:span> CSV conversion might produce better results (that is: less CSV lines) than extensive #1 XML <text:span text:style-name="T82">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ata <text:span text:style-name="T12">dependency</text:span> degree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text:span text:style-name="T61"> </text:span><text:span text:style-name="T12">dependent</text:span><text:span text:style-name="T61"> and thus increase the buffer size.</text:span></text:p>
      <text:p text:style-name="Spec_20_-_20_Paragraphe_20_standard">In other words, high quality XML <text:span text:style-name="T82">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2">_</text:span> CSV conversion uses the very same optimization algorithm as extensive #2 XML <text:span text:style-name="T82">_</text:span> CSV conversion.</text:p>
      <text:p text:style-name="Spec_20_-_20_Paragraphe_20_standard">The gimmick here consists in adding virtual (fake) hidden attributes to carefully selected XML tags beforehand which will maximize data “folding” without compromising memory usage, and then to proceed with extensive #2 XML <text:span text:style-name="T82">_</text:span> CSV conversion.</text:p>
      <text:p text:style-name="Spec_20_-_20_Paragraphe_20_standard">Those virtual attributes are nothing more than reaction catalysts: not important for themselves but yet crucial because they dramatically increase reaction perform<text:span text:style-name="T85">ance by their mere existence</text:span>.</text:p>
      <text:p text:style-name="Spec_20_-_20_Paragraphe_20_standard">And this is exactly how it goes.</text:p>
      <text:p text:style-name="Spec_20_-_20_Paragraphe_20_standard">Technically, the program builds an inner list of all XML tags which:</text:p>
      <text:list xml:id="list2732936665683230712" text:style-name="L10">
        <text:list-item>
          <text:p text:style-name="P84">are either <text:span text:style-name="T12">repeated</text:span> “enough” (conventionally: at least <text:span text:style-name="T17">10</text:span> times through the entire XML file),</text:p>
        </text:list-item>
        <text:list-item>
          <text:p text:style-name="P84">or are not <text:span text:style-name="T12">repeated</text:span> “enough”, but in addition, do not contain any inner repeated “enough” tag (<text:span text:style-name="T12">child</text:span> or <text:soft-page-break/><text:span text:style-name="T12">descendant</text:span>).</text:p>
        </text:list-item>
      </text:list>
      <text:p text:style-name="Spec_20_-_20_Paragraphe_20_standard">Those criteria are important because they ensure that data <text:span text:style-name="T12">dependency</text:span> doesn't explode and causes memory wreckage. Number <text:span text:style-name="T17">10</text:span> doesn't have any mysterious &amp; magical property as far as I know, but it works. <text:span text:style-name="T17">5</text:span> or less is not enough and <text:span text:style-name="T17">15</text:span> or more doesn't change anything so I guess any number above <text:span text:style-name="T17">5</text:span> is OK... Maybe a mathematician could help us on the topic but in the meantime I go on with a hard coded <text:span text:style-name="T17">10</text:span><text:span text:style-name="T32"> </text:span>(<text:note text:id="ftn5" text:note-class="footnote"><text:note-citation>5</text:note-citation><text:note-body><text:p text:style-name="P42">I have so far resisted the idea to add an uncanny <text:span text:style-name="T17">-z</text:span> (for <text:span text:style-name="T86">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2">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2">_</text:span> CSV and the extensive #3 XML <text:span text:style-name="T82">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2"> aggregation process (remember the “</text:span><text:span text:style-name="T49">root</text:span><text:span text:style-name="T32"> gambit” explained at § </text:span><text:span text:style-name="T32"><text:bookmark-ref text:reference-format="number-all-superior" text:ref-name="__RefHeading__2021_166557436">3.3.3.2 - </text:bookmark-ref></text:span><text:span text:style-name="T32">) it prevents the data extracted from the </text:span><text:span text:style-name="T17">&lt;</text:span><text:span text:style-name="T28">Sender&gt;</text:span><text:span text:style-name="T50">, </text:span><text:span text:style-name="T28">&lt;FileData&gt;</text:span><text:span text:style-name="T50">, </text:span><text:span text:style-name="T28">&lt;Validity&gt;</text:span><text:span text:style-name="T50"> and </text:span><text:span text:style-name="T28">&lt;EmptyIndic&gt;</text:span><text:span text:style-name="T50"> blocks from being aggregated with the data from the </text:span><text:span text:style-name="T28">&lt;Policy&gt;</text:span><text:span text:style-name="T50"> blocks, but “folding” is maximum in all the rest of the hierarchy.</text:span></text:p>
      <text:p text:style-name="P16"><text:span text:style-name="T50">However, because </text:span><text:span text:style-name="T28">policies.xml</text:span><text:span text:style-name="T50"> is a rather small XML file </text:span><text:span text:style-name="T51">root</text:span><text:span text:style-name="T50">-inclusive optimization is not a nonsense...</text:span></text:p>
      <text:p text:style-name="P16"><text:span text:style-name="T50">So, for those into "extreme packing" who might have been a bit frustrated by the previous </text:span><text:span text:style-name="T28">XV3</text:span><text:span text:style-name="T50"> CSV file the </text:span><text:span text:style-name="T28">policies.unleashed.XV3.csv</text:span><text:span text:style-name="T50"> file below is the </text:span><text:span text:style-name="T51">unleashed</text:span><text:span text:style-name="T50"> </text:span><text:span text:style-name="T52">extensive #3 XML </text:span><text:span text:style-name="T83">_</text:span><text:span text:style-name="T52"> CSV conversion result of </text:span><text:span text:style-name="T29">policies.xml</text:span><text:span text:style-name="T52"> (that is: performed with an additionnal </text:span><text:span text:style-name="T29">-u</text:span><text:span text:style-name="T52"> option in order to include the </text:span><text:span text:style-name="T51">root</text:span><text:span text:style-name="T52">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2">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text:soft-page-break/>contains three <text:span text:style-name="T17">&lt;Row&gt;</text:span> blocks only, but had it contained three thousands <text:span text:style-name="T17">&lt;Row&gt;</text:span>s it would have been another story.</text:p>
      <text:p text:style-name="P58">However, because the <text:span text:style-name="T12">root</text:span> element is excluded from “folding” with the default settings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2"> to have the program extract those fields only (see § </text:span><text:span text:style-name="T32"><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filter file</text:span> below, consistent with our initial <text:span text:style-name="T17">sample.xml</text:span> XML file, contains three <text:span text:style-name="T12">leaf</text:span> Xpaths (<text:span text:style-name="T24">Root.Row.Data.Data0</text:span><text:span text:style-name="T72">, </text:span><text:span text:style-name="T24">Root.Row.Data.Amount</text:span><text:span text:style-name="T72"> and </text:span><text:span text:style-name="T24">Root.Row.Date</text:span>) plus one <text:span text:style-name="T12">composi</text:span><text:span text:style-name="T73">te</text:span><text:span text:style-name="T72"> </text:span><text:span text:style-name="T24">Root.Row.Other</text:span><text:span text:style-name="T42"> Xpath that the program replaces automatically with the </text:span><text:span text:style-name="T43">leaf</text:span><text:span text:style-name="T42"> Xpaths it contains (namely </text:span><text:span text:style-name="T24">Root.Row.Other.Data.Data1</text:span><text:span text:style-name="T42"> and </text:span><text:span text:style-name="T24">Root.Row.Other.Data.Data2</text:span><text:span text:style-name="T42">).</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2"> tag values only and put them in a CSV output file.</text:span></text:p>
      <text:p text:style-name="Spec_20_-_20_Paragraphe_20_standard">The file below is the extensive #1 XML <text:span text:style-name="T82">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2">, if </text:span><text:span text:style-name="T17">Currency</text:span><text:span text:style-name="T32"> is an attribute of the </text:span><text:span text:style-name="T17">Amount</text:span><text:span text:style-name="T32">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1">but</text:span> those listed in the <text:span text:style-name="T12">negative filter file</text:span>.</text:p>
      <text:p text:style-name="Spec_20_-_20_Paragraphe_20_standard">The file below is the extensive #1 XML <text:span text:style-name="T82">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of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5">sheds now new light on </text:span><text:span text:style-name="T15">negative filtering</text:span><text:span text:style-name="T62">.</text:span><text:span text:style-name="T15"> </text:span><text:span text:style-name="T85">I see it now as an important </text:span><text:span text:style-name="T15">dependency</text:span><text:span text:style-name="T85"> downsizing facility which really comes in handy in order to successfully convert big XML files nesting heavily </text:span><text:span text:style-name="T15">dependent</text:span><text:span text:style-name="T85"> data.</text:span></text:p>
      <text:p text:style-name="Spec_20_-_20_Paragraphe_20_standard"/>
      <text:p text:style-name="P47"/>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2">?..</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1">. As a result, </text:span><text:span text:style-name="T19">Root.Row.Unexpected.Data.Tag</text:span><text:span text:style-name="T61"> will be completely ignored by the program which won't even acknowledge it for an acceptable </text:span><text:span text:style-name="T12">positive</text:span><text:span text:style-name="T61"> or </text:span><text:span text:style-name="T12">negative</text:span><text:span text:style-name="T61"> </text:span><text:span text:style-name="T12">filter</text:span><text:span text:style-name="T61"> </text:span><text:span text:style-name="T61">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2"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1">_</text:span> CSV conversion program might do, and just what most users will ask from it.</text:p>
      <text:p text:style-name="P6">The extensive #1 and #2 optimization flavors (respective codes: <text:span text:style-name="T17">XV1</text:span> and <text:span text:style-name="T17">XV2</text:span><text:span text:style-name="T32">, see § </text:span><text:span text:style-name="T32"><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1">_</text:span> CSV conversion.</text:p>
      <text:p text:style-name="P6"><text:span text:style-name="T32">From now on, I don't really expect to create an additional &amp; hypothetical #4 variant because the latest testing I've performed to compare </text:span><text:span text:style-name="T17">XV3</text:span><text:span text:style-name="T32"> against spreadsheets' XML uploads reassured me about my algorithm's reliability (see § </text:span><text:span text:style-name="T32"><text:bookmark-ref text:reference-format="number-all-superior" text:ref-name="__RefHeading__5985_904334893">7.3 - </text:bookmark-ref></text:span><text:span text:style-name="T32">).</text:span></text:p>
      <text:p text:style-name="P14"/>
      <text:p text:style-name="Spec_20_-_20_Paragraphe_20_standard"><text:span text:style-name="T44">Even though it is quite ugly in my opinion, the XML standards make it possible for an element to be both </text:span><text:span text:style-name="T46">leaf</text:span><text:span text:style-name="T44"> and </text:span><text:span text:style-name="T46">composite</text:span><text:span text:style-name="T44">, that is, to loosely contain both plain data and other elements just like in the </text:span><text:span text:style-name="T53">excerpt</text:span><text:span text:style-name="T32"> </text:span><text:span text:style-name="T44">below:</text:span></text:p>
      <text:p text:style-name="Spec_20_-_20_Paragraphe_20_standard"><text:span text:style-name="T18"><text:tab/>&lt;text&gt;</text:span><text:span text:style-name="T55">Mr. </text:span><text:span text:style-name="T18">&lt;name&gt;</text:span><text:span text:style-name="T55">Smith</text:span><text:span text:style-name="T18">&lt;/name&gt;</text:span><text:span text:style-name="T55">'s order (number </text:span><text:span text:style-name="T18">&lt;orderid&gt;</text:span><text:span text:style-name="T55">123</text:span><text:span text:style-name="T18">&lt;/orderid&gt;</text:span><text:span text:style-name="T55">)</text:span><text:span text:style-name="T55"> has been shipped.</text:span><text:span text:style-name="T18">&lt;/text&gt;</text:span></text:p>
      <text:p text:style-name="P14">As a rule of thumb loose data should be avoided in a structured language such as XML.</text:p>
      <text:p text:style-name="P6"><text:span text:style-name="T32">As for XML </text:span><text:span text:style-name="T81">_</text:span><text:span text:style-name="T32"> CSV conversion there is no definitive way to render loose data properly in a CSV file.</text:span></text:p>
      <text:p text:style-name="P6"><text:span text:style-name="T32">You should be aware that </text:span><text:span text:style-name="T17">XML2CSVGenericConverter</text:span><text:span text:style-name="T32"> will treat a “mixture” element as a regular </text:span><text:span text:style-name="T49">composite</text:span><text:span text:style-name="T32"> element holding an extra terminal </text:span><text:span text:style-name="T49">leaf</text:span><text:span text:style-name="T32"> part, and will ignore all the rest. With the </text:span><text:span text:style-name="T53">example</text:span><text:span text:style-name="T32"> above the program would extract “</text:span><text:span text:style-name="T54">Smith</text:span><text:span text:style-name="T32">” (element </text:span><text:span text:style-name="T17">name</text:span><text:span text:style-name="T32">) and “</text:span><text:span text:style-name="T54">123</text:span><text:span text:style-name="T32">” (element </text:span><text:span text:style-name="T17">orderid</text:span><text:span text:style-name="T32">) from </text:span><text:span text:style-name="T17">text</text:span><text:span text:style-name="T32"> seen as a </text:span><text:span text:style-name="T49">composite</text:span><text:span text:style-name="T32"> element, plus “</text:span><text:span text:style-name="T54">) has been shipped.</text:span><text:span text:style-name="T32">” seen as an extra terminal </text:span><text:span text:style-name="T49">leaf</text:span><text:span text:style-name="T32"> part of </text:span><text:span text:style-name="T17">text</text:span><text:span text:style-name="T32">. Another example is provided at § </text:span><text:span text:style-name="T32"><text:bookmark-ref text:reference-format="number-all-superior" text:ref-name="__RefHeading__4303_2143795252">7.1 - </text:bookmark-ref></text:span><text:span text:style-name="T32">.</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0"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text:soft-page-break/>Invoking <text:span text:style-name="T17">XML2CSVConsoleCommand</text:span> with an unknown parameter, or a supported parameter but in an unsupported way will lead to hasty program termination to avoid unexpected behavior (<text:span text:style-name="T82">_ </text:span><text:span text:style-name="T12">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7">P</text:span><text:span text:style-name="T59">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4">{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1">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3">h</text:span><text:span text:style-name="T33"> </text:span><text:span text:style-name="T13">Warning</text:span><text:span text:style-name="T12">: debug messages are extremely time &amp; space consuming and should not be activated when big XML files are processed (it could slow down computation by at least two orders of magnitude and generate Godzilla sized log files).</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4">{variant}</text:span></text:p>
          </table:table-cell>
          <table:table-cell table:style-name="ParameterList.B2" office:value-type="string">
            <text:p text:style-name="P24"><text:span text:style-name="T12">Extensive.</text:span> Elaborate optimization.</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1">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soft-page-break/><text:bookmark-ref text:reference-format="number-no-superior" text:ref-name="__RefHeading__2025_166557436">3.3.3.4 - </text:bookmark-ref>).</text:p>
            <text:p text:style-name="P24"><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4">{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8">The path might be relative or absolute.</text:span></text:p>
            <text:p text:style-name="P36">A relative path is calculated against the local Jar directory.</text:p>
            <text:p text:style-name="P36"/>
            <text:p text:style-name="P29"><text:span text:style-name="T57">P</text:span><text:span text:style-name="T58"> A path containing blank characters has to be enclosed by double quotes (example: </text:span><text:span text:style-name="T60">-i "./xml files/myFile.xml"</text:span><text:span text:style-name="T58">).</text:span></text:p>
          </table:table-cell>
        </table:table-row>
        <table:table-row>
          <table:table-cell table:style-name="ParameterList.A2" office:value-type="string">
            <text:p text:style-name="P24"><text:span text:style-name="T17">-t </text:span><text:span text:style-name="T54">{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4">{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4">{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4">{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 or when an unknown encoding is provided (in the latter case the list of encodings potentially available at runtime on the local platform is displayed as well).</text:p>
          </table:table-cell>
        </table:table-row>
        <table:table-row>
          <table:table-cell table:style-name="ParameterList.A2" office:value-type="string">
            <text:p text:style-name="P24"><text:span text:style-name="T17">-s </text:span><text:span text:style-name="T54">{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4">{+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4">{- filter file}</text:span></text:p>
          </table:table-cell>
          <table:table-cell table:style-name="ParameterList.B2" office:value-type="string">
            <text:p text:style-name="P24"><text:span text:style-name="T12">Negative filtering.</text:span> Path to an <text:span text:style-name="T17">UTF-8</text:span> encoded text file (without Byte Order Mark) <text:soft-page-break/>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4">{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61">Option </text:span><text:span text:style-name="T19">-l</text:span><text:span text:style-name="T61"> might be immediately followed (that is: without any gap) by the path to a custom </text:span><text:span text:style-name="T19">UTF-8</text:span><text:span text:style-name="T61"> encoded Log4J file (without Byte Order Mark) to use instead of the default built-in Log4J configuration file </text:span><text:span text:style-name="T19">xml2csvlog4j.properties</text:span><text:span text:style-name="T61">.</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4">{limit}</text:span></text:p>
          </table:table-cell>
          <table:table-cell table:style-name="ParameterList.B2" office:value-type="string">
            <text:p text:style-name="P33"><text:span text:style-name="T12">Cutoff</text:span>. This option activates cutoff limit, that is, a row<text:span text:style-name="T35"> count threshold for all CSV output files. When the threshold is active the program splits automatically output files if it is needed (additional CSV files are suffixed by </text:span><text:span text:style-name="T20">-2</text:span><text:span text:style-name="T35">, </text:span><text:span text:style-name="T20">-3</text:span><text:span text:style-name="T35">, … ).</text:span></text:p>
            <text:p text:style-name="P33">Optional.</text:p>
            <text:p text:style-name="P33"/>
            <text:p text:style-name="P33">Option <text:span text:style-name="T17">-c</text:span> might be immediately followed (that is: without <text:span text:style-name="T61">any gap) by an integer </text:span><text:span text:style-name="T61">to use instead of the default built-in </text:span><text:span text:style-name="T19">1024</text:span><text:span text:style-name="T61"> limit value.</text:span></text:p>
            <text:p text:style-name="P33"><text:span text:style-name="T61">The actual row count </text:span><text:span text:style-name="T34">threshold</text:span><text:span text:style-name="T61"> is </text:span><text:span text:style-name="T19">1024x</text:span><text:span text:style-name="T56">{limit}</text:span><text:span text:style-name="T61"> rows per CSV file (that is, with the </text:span><text:span text:style-name="T61">default limit, </text:span><text:span text:style-name="T19">1024x1024</text:span><text:span text:style-name="T61">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6874441511868546202" text:style-name="L11">
              <text:list-item>
                <text:p text:style-name="P88">the actual <text:span text:style-name="T12">name space</text:span> list is recalled atop of the CSV output (before the CSV column names, displaying something like “<text:span text:style-name="T17">NAMESPACES: </text:span><text:span text:style-name="T54">{alias1}</text:span><text:span text:style-name="T17">=</text:span><text:span text:style-name="T54">{namespace1}</text:span><text:span text:style-name="T17"> </text:span><text:span text:style-name="T54">{alias2}</text:span><text:span text:style-name="T17">=</text:span><text:span text:style-name="T54">{namespace2}</text:span><text:span text:style-name="T17"> </text:span><text:span text:style-name="T54">…</text:span>”);</text:p>
              </text:list-item>
              <text:list-item>
                <text:p text:style-name="P88">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3">h</text:span><text:span text:style-name="T33"> </text:span><text:span text:style-name="T47">Warning</text:span><text:span text:style-name="T48">: space full parsing wards off </text:span><text:span text:style-name="T15">lookalike </text:span><text:span text:style-name="T48">issues but obfuscates CSV column naming and complicates filter file's syntax as well (with the previous example: </text:span><text:span text:style-name="T27">Root.lib1:Row.lib2:Data.lib3:Tag</text:span><text:span text:style-name="T48"> instead of </text:span><text:span text:style-name="T27">Root.Row.Data.Tag</text:span><text:span text:style-name="T48">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ext:soft-page-break/>The default behavior is to exclude the <text:span text:style-name="T12">root</text:span> XML tag from the optimization process (no matter which flavor is used) for performance consideration but at the cost of <text:span text:style-name="T45">a </text:span><text:span text:style-name="T45">“</text:span><text:span text:style-name="T46">root</text:span><text:span text:style-name="T45"> edge effect” </text:span><text:span text:style-name="T11">(see § </text:span><text:span text:style-name="T11"><text:bookmark-ref text:reference-format="number-all-superior" text:ref-name="__RefHeading__2021_166557436">3.3.3.2 - </text:bookmark-ref></text:span><text:span text:style-name="T11">).</text:span></text:p>
            <text:p text:style-name="P33">Optional.</text:p>
            <text:p text:style-name="P33"/>
            <text:p text:style-name="P33"><text:span text:style-name="T64">N</text:span><text:span text:style-name="T33"> </text:span><text:span text:style-name="T47">CAUTION</text:span><text:span text:style-name="T48">: do not unleash optimization when you handle big XML files containing root level attributes or leaf elements under the root tag at the risk of an </text:span><text:span text:style-name="T27">OutOfMemoryError</text:span><text:span text:style-name="T48">.</text:span></text:p>
            <text:p text:style-name="P35"/>
            <text:p text:style-name="P34"><text:span text:style-name="T48">Options </text:span><text:span text:style-name="T30">–u</text:span><text:span text:style-name="T48"> and </text:span><text:span text:style-name="T30">–r</text:span><text:span text:style-name="T48"> are exclusive.</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0"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786743295472838957" text:style-name="L12">
        <text:list-item>
          <text:p text:style-name="P76"><text:soft-page-break/>reads a bunch of command line options thanks to an internal <text:span text:style-name="T17">GetOpt</text:span> call and then,</text:p>
        </text:list-item>
        <text:list-item>
          <text:p text:style-name="P76">controls them, and, if it happens that the parameters are correct,</text:p>
        </text:list-item>
        <text:list-item>
          <text:p text:style-name="P76">creates an appropriate <text:span text:style-name="T17">XML2CSVGenericGenerator</text:span><text:span text:style-name="T32"> class instance and, finally,</text:span></text:p>
        </text:list-item>
        <text:list-item>
          <text:p text:style-name="P76"><text:span text:style-name="T32">calls its </text:span><text:span text:style-name="T17">generate</text:span><text:span text:style-name="T32"> method once for each XML input file.</text:span></text:p>
        </text:list-item>
      </text:list>
      <text:p text:style-name="P14"/>
      <text:p text:style-name="P6"><text:span text:style-name="T32">Appropriate logging behavior (that is: mute execution, regular logging or extra verbose/debug message display) is delegated to a </text:span><text:span text:style-name="T17">LoggingFacade</text:span><text:span text:style-name="T32"> abstract class which nests a few </text:span><text:span text:style-name="T17">public static</text:span><text:span text:style-name="T32">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 <text:span text:style-name="T77">throws</text:span> XML2CSVException</text:p>
      <text:p text:style-name="P39"/>
      <text:p text:style-name="P6">This is a convenience constructor,<text:span text:style-name="T80"> equivalent to an </text:span><text:span text:style-name="T79">XML2CSVGenericGenerator(csvOutputFile, csvOutputDir, null, null, null, -1)</text:span><text:span text:style-name="T80">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text:p>
      <text:p text:style-name="Spec_20_-_20_Code_20_source"><text:tab/><text:tab/><text:tab/><text:tab/><text:span text:style-name="T77">long</text:span> <text:span text:style-name="T76">cutoff</text:span>) <text:span text:style-name="T77">throws</text:span> XML2CSVException</text:p>
      <text:p text:style-name="P39"/>
      <text:p text:style-name="P6">This constructor builds an <text:span text:style-name="T17">XML2CSVGenericGenerator</text:span> instance which:</text:p>
      <text:list xml:id="list371361210211336340" text:style-name="L13">
        <text:list-item>
          <text:p text:style-name="P77">uses its <text:span text:style-name="T17">csvOutputFile</text:span> parameter as CSV output target if left non <text:span text:style-name="T17">null</text:span>;</text:p>
        </text:list-item>
        <text:list-item>
          <text:p text:style-name="P77">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7827541641531492997" text:style-name="L14">
        <text:list-item>
          <text:p text:style-name="P78"><text:span text:style-name="T17">csvFieldSeparator</text:span> be used as CSV field separator in the output if left non <text:span text:style-name="T17">null</text:span> instead of the default character (a semicolon);</text:p>
        </text:list-item>
        <text:list-item>
          <text:p text:style-name="P78"><text:span text:style-name="T17">encoding</text:span> be used as output charset if left non <text:span text:style-name="T17">null</text:span> instead of the default <text:span text:style-name="T17">UTF-8</text:span> character encoding;</text:p>
        </text:list-item>
        <text:list-item>
          <text:p text:style-name="P78"><text:span text:style-name="T32">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text:soft-page-break/>built-in console logging or Log4J logging) is inherited from the current <text:span text:style-name="T17">LoggingFacade</text:span> configuration (see § <text:bookmark-ref text:reference-format="number-no-superior" text:ref-name="__RefHeading__2395_381798958">5.5 - </text:bookmark-ref>).</text:p>
      <text:p text:style-name="P6">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 <text:span text:style-name="T77">throws</text:span> XML2CSVException</text:p>
      <text:p text:style-name="P39"/>
      <text:p text:style-name="P6">This is a convenience constructor,<text:span text:style-name="T80"> equivalent to a </text:span><text:span text:style-name="T79">XML2CSVGenericGenerator(output, null, null, </text:span><text:span text:style-name="T79">null)</text:span><text:span text:style-name="T80">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 <text:span text:style-name="T77">throws</text:span> XML2CSVException</text:p>
      <text:p text:style-name="P39"/>
      <text:p text:style-name="P6">This constructor builds an <text:span text:style-name="T17">XML2CSVGenericGenerator</text:span> instance which uses its <text:span text:style-name="T17">output</text:span> parameter as CSV <text:span text:style-name="T32">output target (</text:span><text:span text:style-name="T17">null</text:span><text:span text:style-name="T32">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2">The other parameters have the same purpose as those provided to the previous constructor (see § </text:span><text:span text:style-name="T32"><text:bookmark-ref text:reference-format="number-no-superior" text:ref-name="__RefHeading__2507_381798958">5.1.1 - </text:bookmark-ref></text:span><text:span text:style-name="T32">).</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2">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boolean</text:span> <text:span text:style-name="T74">withAttributes</text:span>) throws XML2CSVException</text:p>
      <text:p text:style-name="P39"/>
      <text:p text:style-name="P6">This is a convenience method,<text:span text:style-name="T80"> equivalent to a </text:span><text:span text:style-name="T79">generate(xmlInputFiles, null, null, null, </text:span><text:span text:style-name="T79">withAttributes)</text:span><text:span text:style-name="T80"> call.</text:span></text:p>
      <text:p text:style-name="P6"><text:soft-page-break/></text:p>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java.lang.String</text:span> <text:span text:style-name="T74">xmlTemplateFileName</text:span>,</text:p>
      <text:p text:style-name="Spec_20_-_20_Code_20_source"><text:tab/><text:tab/><text:tab/><text:tab/><text:span text:style-name="T77">java.lang.String[]</text:span> <text:span text:style-name="T74">xmlExpectedElementsXPaths</text:span>,</text:p>
      <text:p text:style-name="Spec_20_-_20_Code_20_source"><text:tab/><text:tab/><text:tab/><text:tab/><text:span text:style-name="T77">java.lang.String[]</text:span> <text:span text:style-name="T74">xmlDiscardedElementsXPaths</text:span>,</text:p>
      <text:p text:style-name="Spec_20_-_20_Code_20_source"><text:tab/><text:tab/><text:tab/><text:tab/><text:span text:style-name="T77">boolean</text:span> <text:span text:style-name="T74">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2">A direct </text:span><text:span text:style-name="T17">output</text:span><text:span text:style-name="T32"> (either provided to the constructor or by an explicit </text:span><text:span text:style-name="T17">setOutputStream</text:span><text:span text:style-name="T32"> call) is expected opened &amp; ready, and will remain open when </text:span><text:span text:style-name="T17">generate</text:span><text:span text:style-name="T32"> terminates (responsibility left to the caller). On the contrary, regular files (either provided to the constructor or by an explicit </text:span><text:span text:style-name="T17">setOutputFile</text:span><text:span text:style-name="T32"> or </text:span><text:span text:style-name="T17">setOutputDir</text:span><text:span text:style-name="T32"> </text:span><text:span text:style-name="T32">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8">xmlExpectedElementsXPaths</text:span> and <text:span text:style-name="T78">xmlDiscardedElementsXPaths</text:span> might be left <text:span text:style-name="T17">null</text:span>, but cannot be both non <text:span text:style-name="T17">null</text:span> (an <text:span text:style-name="T17">XML2CSVException</text:span> would be raised).</text:p>
      <text:p text:style-name="P6">Parameter <text:span text:style-name="T78">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8">xmlDiscardedElementsXPaths</text:span> represents a <text:span text:style-name="T12">negative</text:span> Xpath <text:span text:style-name="T12">filter</text:span> <text:span text:style-name="T61">list, that is, an explicit list of element Xpaths to discard from the XML input files, while the rest of XML elements will be fetched (see § </text:span><text:span text:style-name="T61"><text:bookmark-ref text:reference-format="number-no-superior" text:ref-name="__RefHeading__1022_1347478034">3.3.4.2 - </text:bookmark-ref></text:span><text:span text:style-name="T61">).</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NumPara__5121_474739807"/><text:bookmark-start text:name="__RefHeading__3026_381798958"/>Method <text:span text:style-name="T17">setOutputStream</text:span><text:bookmark-end text:name="__RefNumPara__5121_474739807"/><text:bookmark-end text:name="__RefHeading__3026_381798958"/></text:h>
      <text:p text:style-name="P6"/>
      <text:p text:style-name="P6">When called, the direct <text:span text:style-name="T17">output</text:span> parameter provided (an anonymous <text:span text:style-name="T17">OutputStream</text:span><text:span text:style-name="T32">,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and § <text:bookmark-ref text:reference-format="number-all-superior" text:ref-name="__RefNumPara__5121_474739807">5.3.1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StructureException</text:p>
          </table:table-cell>
          <table:table-cell table:style-name="Tableau3.B2" office:value-type="string">
            <text:p text:style-name="P25"><text:span text:style-name="T12">Task Aborted,</text:span> because th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2"> constructors and generation methods will throw a generic </text:span><text:span text:style-name="T21">XML2CSVException</text:span><text:span text:style-name="T36"> in case of error that you will at your convenience refine into a more specific exception flavor instead of the default “unexpected exception/problem”.</text:span></text:p>
      <text:p text:style-name="P6"><text:span text:style-name="T36">Methods </text:span><text:span text:style-name="T21">setOutputStream</text:span><text:span text:style-name="T36">, </text:span><text:span text:style-name="T21">setOutputFile</text:span><text:span text:style-name="T36"> and </text:span><text:span text:style-name="T21">setOutputDir</text:span><text:span text:style-name="T36"> will throw a specific </text:span><text:span text:style-name="T21">XML2CSVParameterException</text:span><text:span text:style-name="T36"> in case of error.</text:span></text:p>
      <text:p text:style-name="P6"><text:span text:style-name="T36">The other </text:span><text:span text:style-name="T21">XML2CSVGenericGenerator</text:span><text:span text:style-name="T36"> methods do not throw exceptions.</text:span></text:p>
      <text:p text:style-name="P12"/>
      <text:h text:style-name="P64"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70">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8152383050367285006" text:style-name="L15">
        <text:list-item>
          <text:p text:style-name="P87"><text:span text:style-name="T18">LogginFacade.MUTE_MODE</text:span><text:span text:style-name="T44">: mute execution. Deactivates message logging/display when set to </text:span><text:span text:style-name="T18">true</text:span><text:span text:style-name="T44">;</text:span></text:p>
        </text:list-item>
        <text:list-item>
          <text:p text:style-name="P79"><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9"><text:span text:style-name="T17">LogginFacade.debugDegree</text:span><text:span text:style-name="T32">: when the logging/display of debug messages is activated, controls </text:span><text:span text:style-name="T32">the debug degree, from the lowest to the highest. Correct values are </text:span><text:span text:style-name="T17">1</text:span><text:span text:style-name="T32"> (the default), </text:span><text:span text:style-name="T17">2</text:span><text:span text:style-name="T32"> or </text:span><text:span text:style-name="T17">3</text:span><text:span text:style-name="T32">.</text:span></text:p>
        </text:list-item>
        <text:list-item>
          <text:p text:style-name="P79"><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2">command</text:span> line performs XML <text:span text:style-name="T81">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1">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2">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2">command</text:span> line performs XML <text:span text:style-name="T81">_</text:span> CSV conversion of all the files from directory <text:span text:style-name="T17">c:\test\input </text:span>bearing a <text:span text:style-name="T17">.xml</text:span> extension<text:span text:style-name="T32"> </text:span>and generates as many CSV files in directory <text:span text:style-name="T17">c:\test\output</text:span><text:span text:style-name="T32">, naming the output files after the original files, with a </text:span><text:span text:style-name="T17">.csv</text:span><text:span text:style-name="T32"> extension. The character encoding of the CSV file is </text:span><text:span text:style-name="T17">UTF-8</text:span><text:span text:style-name="T32">.</text:span></text:p>
      <text:p text:style-name="P6">The field separator is the semicolon.</text:p>
      <text:p text:style-name="P6">An extensive #1 XML <text:span text:style-name="T81">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File.csv</text:span><text:span text:style-name="T32"> file in directory </text:span><text:span text:style-name="T17">c:\test</text:span><text:span text:style-name="T32">. The character encoding of the CSV file is </text:span><text:span text:style-name="T17">UTF-8</text:span><text:span text:style-name="T32">.</text:span></text:p>
      <text:p text:style-name="P6">The field separator is the semicolon.</text:p>
      <text:p text:style-name="P6">An extensive #3 XML <text:span text:style-name="T81">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2"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O</text:span><text:span text:style-name="T26">utputFile.csv</text:span><text:span text:style-name="T32"> file in directory </text:span><text:span text:style-name="T26">c:\test\output</text:span><text:span text:style-name="T32">. The character encoding of the CSV file is </text:span><text:span text:style-name="T17">UTF-16</text:span><text:span text:style-name="T32">.</text:span></text:p>
      <text:p text:style-name="P6">The field separator is the comma.</text:p>
      <text:p text:style-name="P6">An <text:span text:style-name="T12">unleashed</text:span> extensive #2 XML <text:span text:style-name="T81">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2"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81">_</text:span> CSV conversion of all the files from directory <text:span text:style-name="T17">c:\test\input</text:span> bearing a <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ext:soft-page-break/>The field separator is the semicolon.</text:p>
      <text:p text:style-name="P6">A raw XML <text:span text:style-name="T81">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1">_</text:span> CSV conversion result of the 1st play, “<text:span text:style-name="T12">All’s Well That Ends Well</text:span>” (available for download under the name <text:span text:style-name="T17">all_well.xml</text:span>).</text:p>
      <text:p text:style-name="P6"/>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ENE.SPEECH.LINE</text:span><text:span text:style-name="T32"> elements are treated by the program as “mixtures” (see § </text:span><text:span text:style-name="T32"><text:bookmark-ref text:reference-format="number-all-superior" text:ref-name="__RefHeading__2971_292658103">3.4 - </text:bookmark-ref></text:span><text:span text:style-name="T32">) and the <text:s/>associated behavior (that is, here, for each </text:span><text:span text:style-name="T17">LINE</text:span><text:span text:style-name="T32">: to extract both its children elements, if any, and its ending </text:span><text:span text:style-name="T49">leaf</text:span><text:span text:style-name="T32"> part) opportunely retrieves all the relevant data.</text:span></text:p>
      <text:p text:style-name="P6">All is well that ends well... At least in Shakespeare's world. But be aware that it might not always be the case, for there is no obvious &amp; <text:span text:style-name="T32">definitive way to render “mixtures” properly in a CSV file.</text:span></text:p>
      <text:p text:style-name="P6">Even though elements containing both text and other elements are not forbidden in XML (see <text:a xlink:type="simple" xlink:href="http://www.w3schools.com/schema/schema_complex_mixed.asp"><text:span text:style-name="T31">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2">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oft-page-break/><text:span text:style-name="T32">Although this file is quite big </text:span><text:span text:style-name="T17">XML2CSVGenericConverter</text:span><text:span text:style-name="T32"> converts it without problem because the overall </text:span><text:span text:style-name="T32">data </text:span><text:span text:style-name="T49">dependency</text:span><text:span text:style-name="T32"> level remains low between heavily repeated elements.</text:span></text:p>
      <text:p text:style-name="P14">However, remember that the frontier between success and failure is tight.</text:p>
      <text:p text:style-name="P6"><text:span text:style-name="T32">For example, if you modify this file and add one single small </text:span><text:span text:style-name="T17">aching=”true”</text:span><text:span text:style-name="T32"> attribute to the </text:span><text:span text:style-name="T17">site.regions</text:span><text:span text:style-name="T32"> tag then all the </text:span><text:span text:style-name="T17">item</text:span><text:span text:style-name="T32"> blocks across all the regions (</text:span><text:span text:style-name="T17">africa</text:span><text:span text:style-name="T32">, </text:span><text:span text:style-name="T17">asia</text:span><text:span text:style-name="T32">, </text:span><text:span text:style-name="T17">australia</text:span><text:span text:style-name="T32">, </text:span><text:span text:style-name="T17">europe</text:span><text:span text:style-name="T32">, </text:span><text:span text:style-name="T17">namerica</text:span><text:span text:style-name="T32">, and </text:span><text:span text:style-name="T17">samerica</text:span><text:span text:style-name="T32">) will be processed by the same buffer. I didn't count them but I know for sure an </text:span><text:span text:style-name="T25">OutOfMemoryError</text:span><text:span text:style-name="T32"> is quite inevitable in such situation (</text:span><text:span text:style-name="T32"><text:note text:id="ftn10" text:note-class="footnote"><text:note-citation>10</text:note-citation><text:note-body><text:p text:style-name="P41">Unless you neutralize the attribute afterwards with a dedicated negative filter file excluding it from the program's scope, of course.</text:p></text:note-body></text:note></text:span><text:span text:style-name="T32">), for there are many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1">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7"><text:tab/><text:tab/><text:tab/><text:tab/><text:tab/><text:tab/>Et voilà! La boucle est maintenant bouclée.</text:p>
      <text:p text:style-name="P59"><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text:span text:style-name="T71">lochrann@rocketmail.com</text:span></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2</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3DT8H18M22S</meta:editing-duration>
    <meta:editing-cycles>363</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11-19T06:45:42.86</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13" meta:word-count="10678" meta:character-count="66079"/>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453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9">06/19/2014</text:date>, <text:time>21:07: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1in"/>
    </style:style>
    <style:style style:name="co2" style:family="table-column">
      <style:table-column-properties fo:break-before="auto" style:column-width="3.1083in"/>
    </style:style>
    <style:style style:name="co3" style:family="table-column">
      <style:table-column-properties fo:break-before="auto" style:column-width="1.1402in"/>
    </style:style>
    <style:style style:name="co4" style:family="table-column">
      <style:table-column-properties fo:break-before="auto" style:column-width="1.7752in"/>
    </style:style>
    <style:style style:name="co5" style:family="table-column">
      <style:table-column-properties fo:break-before="auto" style:column-width="1.9626in"/>
    </style:style>
    <style:style style:name="co6" style:family="table-column">
      <style:table-column-properties fo:break-before="auto" style:column-width="2.8898in"/>
    </style:style>
    <style:style style:name="co7" style:family="table-column">
      <style:table-column-properties fo:break-before="auto" style:column-width="2.2957in"/>
    </style:style>
    <style:style style:name="co8" style:family="table-column">
      <style:table-column-properties fo:break-before="auto" style:column-width="1.4528in"/>
    </style:style>
    <style:style style:name="co9" style:family="table-column">
      <style:table-column-properties fo:break-before="auto" style:column-width="0.828in"/>
    </style:style>
    <style:style style:name="co10" style:family="table-column">
      <style:table-column-properties fo:break-before="auto" style:column-width="2.0354in"/>
    </style:style>
    <style:style style:name="co11" style:family="table-column">
      <style:table-column-properties fo:break-before="auto" style:column-width="1.702in"/>
    </style:style>
    <style:style style:name="co12" style:family="table-column">
      <style:table-column-properties fo:break-before="auto" style:column-width="1.7543in"/>
    </style:style>
    <style:style style:name="co13" style:family="table-column">
      <style:table-column-properties fo:break-before="auto" style:column-width="3.2744in"/>
    </style:style>
    <style:style style:name="co14" style:family="table-column">
      <style:table-column-properties fo:break-before="auto" style:column-width="1.9937in"/>
    </style:style>
    <style:style style:name="co15" style:family="table-column">
      <style:table-column-properties fo:break-before="auto" style:column-width="1.4425in"/>
    </style:style>
    <style:style style:name="co16" style:family="table-column">
      <style:table-column-properties fo:break-before="auto" style:column-width="1.328in"/>
    </style:style>
    <style:style style:name="co17" style:family="table-column">
      <style:table-column-properties fo:break-before="auto" style:column-width="1.8791in"/>
    </style:style>
    <style:style style:name="co18" style:family="table-column">
      <style:table-column-properties fo:break-before="auto" style:column-width="1.6811in"/>
    </style:style>
    <style:style style:name="co19" style:family="table-column">
      <style:table-column-properties fo:break-before="auto" style:column-width="1.5465in"/>
    </style:style>
    <style:style style:name="co20"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5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4"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4"/>
        </table:table-row>
        <table:table-row table:style-name="ro1">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4"/>
        </table:table-row>
        <table:table-row table:style-name="ro1" table:number-rows-repeated="1048455">
          <table:table-cell table:number-columns-repeated="1023"/>
        </table:table-row>
        <table:table-row table:style-name="ro1">
          <table:table-cell table:number-columns-repeated="1023"/>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grouping="true"/>
      <number:text> €</number:text>
    </number:number-style>
    <number:number-style style:name="N143">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number:text>-</number:text>
      <number:number number:decimal-places="2"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 €</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09:16:53</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4">
      <style:header style:display="false"/>
      <style:header-left style:display="false"/>
      <style:footer style:display="false"/>
      <style:footer-left style:display="false"/>
    </style:master-page>
    <style:master-page style:name="PageStyle_5f_all_5f_well_20_2" style:display-name="PageStyle_all_well 2" style:page-layout-name="Mpm4">
      <style:header style:display="false"/>
      <style:header-left style:display="false"/>
      <style:footer style:display="false"/>
      <style:footer-left style:display="false"/>
    </style:master-page>
    <style:master-page style:name="PageStyle_5f_all_5f_well_20_3" style:display-name="PageStyle_all_well 3" style:page-layout-name="Mpm4">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